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Helvetica Neue Light" svg:font-family="'Helvetica Neue Light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Noto Sans Symbols" svg:font-family="'Noto Sans Symbols'" style:font-adornments="Regular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Helvetica Neue Light1" svg:font-family="'Helvetica Neue Light'" style:font-family-generic="system" style:font-pitch="variable"/>
    <style:font-face style:name="Lohit Devanagari" svg:font-family="'Lohit Devanagari'" style:font-family-generic="system" style:font-pitch="variable"/>
    <style:font-face style:name="Noto Sans Symbols1" svg:font-family="'Noto Sans Symbols'" style:font-family-generic="system" style:font-pitch="variable"/>
    <style:font-face style:name="Segoe UI1" svg:font-family="'Segoe U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style:font-name="Helvetica Neue" fo:font-weight="bold" style:font-name-asian="Helvetica Neue1" style:font-weight-asian="bold" style:font-name-complex="Helvetica Neue1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fo:font-weight="bold" style:font-weight-asian="bold"/>
    </style:style>
    <style:style style:name="P4" style:family="paragraph" style:parent-style-name="Standard">
      <style:paragraph-properties fo:margin-left="0.5in" fo:margin-right="0in" fo:margin-top="0in" fo:margin-bottom="0in" loext:contextual-spacing="false" fo:line-height="100%" fo:text-indent="0.5in" style:auto-text-indent="false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indent="0.25in" style:auto-text-indent="false"/>
    </style:style>
    <style:style style:name="P6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</style:style>
    <style:style style:name="P7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1"/>
      <style:text-properties style:font-name="Helvetica Neue" fo:font-weight="bold" style:font-name-asian="Helvetica Neue1" style:font-weight-asian="bold" style:font-name-complex="Helvetica Neue1" style:font-weight-complex="bold"/>
    </style:style>
    <style:style style:name="P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Helvetica Neue" fo:font-weight="bold" style:font-name-asian="Helvetica Neue1" style:font-weight-asian="bold" style:font-name-complex="Helvetica Neue1" style:font-weight-complex="bold"/>
    </style:style>
    <style:style style:name="P9" style:family="paragraph" style:parent-style-name="Standard" style:list-style-name="L1">
      <style:paragraph-properties fo:margin-top="0in" fo:margin-bottom="0in" loext:contextual-spacing="false" fo:line-height="100%"/>
      <style:text-properties fo:font-weight="normal" officeooo:rsid="000af8e3" officeooo:paragraph-rsid="000af8e3" style:font-weight-asian="normal" style:font-weight-complex="normal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fo:font-weight="bold" style:font-weight-asian="bold" style:font-weight-complex="bold"/>
    </style:style>
    <style:style style:name="P11" style:family="paragraph" style:parent-style-name="Standard" style:list-style-name="WWNum7">
      <style:paragraph-properties fo:margin-left="1.5in" fo:margin-right="0in" fo:margin-top="0in" fo:margin-bottom="0in" loext:contextual-spacing="false" fo:line-height="100%" fo:text-indent="-0.25in" style:auto-text-indent="false"/>
    </style:style>
    <style:style style:name="P12" style:family="paragraph" style:parent-style-name="Standard" style:list-style-name="WWNum3">
      <style:paragraph-properties fo:margin-left="1.5in" fo:margin-right="0in" fo:margin-top="0in" fo:margin-bottom="0in" loext:contextual-spacing="false" fo:line-height="100%" fo:text-indent="-0.25in" style:auto-text-indent="false"/>
    </style:style>
    <style:style style:name="P13" style:family="paragraph" style:parent-style-name="Standard" style:list-style-name="WWNum2">
      <style:paragraph-properties fo:margin-left="1.5in" fo:margin-right="0in" fo:margin-top="0in" fo:margin-bottom="0in" loext:contextual-spacing="false" fo:line-height="100%" fo:text-indent="-0.25in" style:auto-text-indent="false"/>
    </style:style>
    <style:style style:name="P14" style:family="paragraph" style:parent-style-name="Standard" style:list-style-name="WWNum6">
      <style:paragraph-properties fo:margin-left="1.5in" fo:margin-right="0in" fo:margin-top="0in" fo:margin-bottom="0in" loext:contextual-spacing="false" fo:line-height="100%" fo:text-indent="-0.25in" style:auto-text-indent="false"/>
    </style:style>
    <style:style style:name="P15" style:family="paragraph" style:parent-style-name="Standard" style:list-style-name="WWNum4">
      <style:paragraph-properties fo:margin-left="1.5in" fo:margin-right="0in" fo:margin-top="0in" fo:margin-bottom="0in" loext:contextual-spacing="false" fo:line-height="100%" fo:text-indent="-0.25in" style:auto-text-indent="false"/>
    </style:style>
    <style:style style:name="P16" style:family="paragraph" style:parent-style-name="Standard" style:list-style-name="WWNum1">
      <style:paragraph-properties fo:margin-left="1.5in" fo:margin-right="0in" fo:margin-top="0in" fo:margin-bottom="0in" loext:contextual-spacing="false" fo:line-height="100%" fo:text-indent="-0.25in" style:auto-text-indent="false"/>
    </style:style>
    <style:style style:name="P17" style:family="paragraph" style:parent-style-name="Standard" style:list-style-name="WWNum5">
      <style:paragraph-properties fo:margin-left="1.5in" fo:margin-right="0in" fo:margin-top="0in" fo:margin-bottom="0in" loext:contextual-spacing="false" fo:line-height="100%" fo:text-indent="-0.25in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Joseph Dewey Josephdewey18@gmail.com</text:p>
      <text:p text:style-name="P8"><text:bookmark text:name="_gjdgxs"/>775-561-4961 <text:s/>• 7475 Lizard Ct, Fallon, NV 89406</text:p>
      <text:p text:style-name="P2"/>
      <text:p text:style-name="P1"/>
      <text:p text:style-name="P1"><text:span text:style-name="T1">Objective: </text:span><text:tab/>To obtain a position with your company</text:p>
      <text:p text:style-name="P3"/>
      <text:p text:style-name="P1"><text:span text:style-name="T1">Experience: <text:s text:c="2"/></text:span><text:span text:style-name="T2">Jacobson, 1/2017-3/2017</text:span></text:p>
      <text:list xml:id="list6722513003159479661" text:style-name="L1">
        <text:list-item>
          <text:p text:style-name="P9">Built Solar Panels </text:p>
        </text:list-item>
        <text:list-item>
          <text:p text:style-name="P9">Construction</text:p>
        </text:list-item>
        <text:list-item>
          <text:p text:style-name="P9">Used power tools</text:p>
        </text:list-item>
      </text:list>
      <text:p text:style-name="P10"><text:tab/><text:tab/><text:tab/></text:p>
      <text:p text:style-name="P4"><text:span text:style-name="T2"><text:s/></text:span><text:s/>Emory’s, 2016-2017, Server/barback</text:p>
      <text:list xml:id="list1596971768477270910" text:style-name="WWNum7">
        <text:list-item>
          <text:list>
            <text:list-item>
              <text:list>
                <text:list-item>
                  <text:p text:style-name="P11">Customer Service</text:p>
                </text:list-item>
                <text:list-item>
                  <text:p text:style-name="P11">Serving guests food</text:p>
                </text:list-item>
                <text:list-item>
                  <text:p text:style-name="P11">Stocked bar </text:p>
                </text:list-item>
                <text:list-item>
                  <text:p text:style-name="P11">Hosted banquet events</text:p>
                </text:list-item>
              </text:list>
            </text:list-item>
          </text:list>
        </text:list-item>
      </text:list>
      <text:p text:style-name="P4"/>
      <text:p text:style-name="P4">Puget Sound Mobile Detailing, 2016, Mobile Detailer</text:p>
      <text:list xml:id="list5119129566569164991" text:style-name="WWNum3">
        <text:list-item>
          <text:list>
            <text:list-item>
              <text:list>
                <text:list-item>
                  <text:p text:style-name="P12">Customer Service</text:p>
                </text:list-item>
                <text:list-item>
                  <text:p text:style-name="P12">Detailed customers cars, boats, semi trucks, planes</text:p>
                </text:list-item>
                <text:list-item>
                  <text:p text:style-name="P12">Cash handling</text:p>
                </text:list-item>
              </text:list>
            </text:list-item>
          </text:list>
        </text:list-item>
      </text:list>
      <text:p text:style-name="P4"/>
      <text:p text:style-name="P4">Rite Aid<text:tab/>, 2015, Floor Supervisor</text:p>
      <text:list xml:id="list7804723130722105578" text:style-name="WWNum2">
        <text:list-item>
          <text:p text:style-name="P13">Customer Service</text:p>
        </text:list-item>
        <text:list-item>
          <text:p text:style-name="P13">Stocked new merchandise</text:p>
        </text:list-item>
        <text:list-item>
          <text:p text:style-name="P13">Cash handling</text:p>
        </text:list-item>
        <text:list-item>
          <text:p text:style-name="P13">Supervised floor staff</text:p>
        </text:list-item>
      </text:list>
      <text:p text:style-name="P5"/>
      <text:p text:style-name="P4">My Place Market, 2015, Gas Station Clerk</text:p>
      <text:list xml:id="list1590378420001715375" text:style-name="WWNum6">
        <text:list-item>
          <text:p text:style-name="P14">Customer Service</text:p>
        </text:list-item>
        <text:list-item>
          <text:p text:style-name="P14">Cash Handling</text:p>
        </text:list-item>
        <text:list-item>
          <text:p text:style-name="P14">Stocked/Organized merchandise</text:p>
        </text:list-item>
        <text:list-item>
          <text:p text:style-name="P14">Inventory </text:p>
        </text:list-item>
      </text:list>
      <text:p text:style-name="P5"/>
      <text:p text:style-name="P4">Tulalip Resort Casino, 2012 to 2014, Banquet Server/Event Staff</text:p>
      <text:list xml:id="list7545545264608013353" text:style-name="WWNum4">
        <text:list-item>
          <text:p text:style-name="P15">Customer Service</text:p>
        </text:list-item>
        <text:list-item>
          <text:p text:style-name="P15">Barback</text:p>
        </text:list-item>
        <text:list-item>
          <text:p text:style-name="P15">Organized banquet rooms for events</text:p>
        </text:list-item>
        <text:list-item>
          <text:p text:style-name="P15">Cash handling</text:p>
        </text:list-item>
        <text:list-item>
          <text:p text:style-name="P15">Served guests food</text:p>
        </text:list-item>
      </text:list>
      <text:p text:style-name="P5"/>
      <text:p text:style-name="P4">Giorgio Armani, 2013 to 2014, Retail Sales Associate</text:p>
      <text:list xml:id="list4071156056891846704" text:style-name="WWNum1">
        <text:list-item>
          <text:p text:style-name="P16">Customer Service</text:p>
        </text:list-item>
        <text:list-item>
          <text:p text:style-name="P16">Cash handling</text:p>
        </text:list-item>
        <text:list-item>
          <text:p text:style-name="P16">Stocked/organized merchandise</text:p>
        </text:list-item>
        <text:list-item>
          <text:p text:style-name="P16">Inventory</text:p>
        </text:list-item>
      </text:list>
      <text:p text:style-name="P5"><text:soft-page-break/></text:p>
      <text:p text:style-name="P4">Tulalip Tribes, 2011 to 2012, Front Desk Associate/ Hiring Specialist</text:p>
      <text:list xml:id="list1341298200958829994" text:style-name="WWNum5">
        <text:list-item>
          <text:p text:style-name="P17">Customer Service</text:p>
        </text:list-item>
        <text:list-item>
          <text:p text:style-name="P17">Prepared tests/requirements for hiring process</text:p>
        </text:list-item>
        <text:list-item>
          <text:p text:style-name="P17">Organized job applications for Specialist</text:p>
        </text:list-item>
        <text:list-item>
          <text:p text:style-name="P17">Used Multi-line phone system</text:p>
        </text:list-item>
      </text:list>
      <text:p text:style-name="P1"><text:s/></text:p>
      <text:p text:style-name="P1"><text:span text:style-name="T1">Education: </text:span><text:tab/>Marysville Pilchuck High School, 2010</text:p>
      <text:p text:style-name="P4">Northwest Indian College, 2011-2015</text:p>
      <text:p text:style-name="P1"><text:tab/><text:tab/>Paroba College, 2017<text:tab/></text:p>
      <text:p text:style-name="P1"/>
      <text:p text:style-name="P1"><text:span text:style-name="T1">Skills:</text:span><text:tab/><text:span text:style-name="T1"> </text:span><text:tab/>75+ WPM</text:p>
      <text:p text:style-name="P1"><text:tab/><text:tab/>PAC LAB Certified</text:p>
      <text:p text:style-name="P1"><text:tab/><text:tab/>Word, PowerPoint, Excel, Outlook, Internet, Etc.</text:p>
      <text:p text:style-name="P1"/>
      <text:p text:style-name="P1"><text:span text:style-name="T1">References: <text:s/></text:span><text:tab/>Jared Parker, 702.378.0015</text:p>
      <text:p text:style-name="P6"><text:s text:c="14"/>Tasha Desynadinos, 206-931-5920</text:p>
      <text:p text:style-name="P4"><text:bookmark text:name="_30j0zll"/>Myron Dewey, 425-263-256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Helvetica Neue Light" svg:font-family="'Helvetica Neue Light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Noto Sans Symbols" svg:font-family="'Noto Sans Symbols'" style:font-adornments="Regular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Helvetica Neue Light1" svg:font-family="'Helvetica Neue Light'" style:font-family-generic="system" style:font-pitch="variable"/>
    <style:font-face style:name="Lohit Devanagari" svg:font-family="'Lohit Devanagari'" style:font-family-generic="system" style:font-pitch="variable"/>
    <style:font-face style:name="Noto Sans Symbols1" svg:font-family="'Noto Sans Symbols'" style:font-family-generic="system" style:font-pitch="variable"/>
    <style:font-face style:name="Segoe UI1" svg:font-family="'Segoe U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language="en" fo:country="US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Calibri" fo:font-size="11pt" fo:language="en" fo:country="US" fo:font-style="normal" style:text-underline-style="none" fo:font-weight="normal" style:letter-kerning="true" fo:background-color="#ffffff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solid" draw:fill-color="#ffffff"/>
      <style:paragraph-properties fo:margin-left="0in" fo:margin-right="0in" fo:margin-top="0in" fo:margin-bottom="0.139in" loext:contextual-spacing="false" fo:line-height="115%" fo:text-align="start" style:justify-single-word="false" fo:keep-together="auto" fo:orphans="2" fo:widows="2" fo:text-indent="0in" style:auto-text-indent="false" fo:background-color="#ffffff" fo:padding="0in" fo:border="none" fo:keep-with-next="auto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" style:class="text">
      <style:paragraph-properties fo:margin-top="0in" fo:margin-bottom="0in" loext:contextual-spacing="false" fo:line-height="100%"/>
      <style:text-properties fo:color="#606060" style:font-name="Helvetica Neue Light" fo:font-family="'Helvetica Neue Light'" style:font-family-generic="roman" style:font-pitch="variable" fo:font-size="12pt" style:font-name-asian="Helvetica Neue Light1" style:font-family-asian="'Helvetica Neue Light'" style:font-family-generic-asian="system" style:font-pitch-asian="variable" style:font-size-asian="12pt" style:font-name-complex="Helvetica Neue Light1" style:font-family-complex="'Helvetica Neue Light'" style:font-family-generic-complex="system" style:font-pitch-complex="variable" style:font-size-complex="12pt"/>
    </style:style>
    <style:style style:name="Heading_20_2" style:display-name="Heading 2" style:family="paragraph" style:parent-style-name="Standard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Cambria1" style:font-family-asian="Cambria" style:font-family-generic-asian="system" style:font-pitch-asian="variable" style:font-size-asian="13pt" style:font-weight-asian="bold" style:font-name-complex="Cambria1" style:font-family-complex="Cambri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Normal0" style:family="paragraph" style:default-outline-level="">
      <style:paragraph-properties fo:text-align="start" style:justify-single-word="false" fo:orphans="2" fo:widows="2" style:writing-mode="lr-tb"/>
    </style:style>
    <style:style style:name="heading_20_10" style:display-name="heading 10" style:family="paragraph" style:parent-style-name="Standard" style:next-style-name="Standard" style:default-outline-level="1" style:list-style-name="">
      <style:paragraph-properties fo:margin-top="0in" fo:margin-bottom="0in" loext:contextual-spacing="false" fo:line-height="100%"/>
      <style:text-properties fo:color="#606060" style:font-name="Helvetica Neue Light" fo:font-family="'Helvetica Neue Light'" style:font-family-generic="roman" style:font-pitch="variable" fo:font-size="12pt" style:font-name-asian="Helvetica Neue Light1" style:font-family-asian="'Helvetica Neue Light'" style:font-family-generic-asian="system" style:font-pitch-asian="variable" style:font-size-asian="12pt" style:font-name-complex="Helvetica Neue Light1" style:font-family-complex="'Helvetica Neue Light'" style:font-family-generic-complex="system" style:font-pitch-complex="variable" style:font-size-complex="12pt"/>
    </style:style>
    <style:style style:name="heading_20_20" style:display-name="heading 20" style:family="paragraph" style:parent-style-name="Standard" style:next-style-name="Standard" style:default-outline-level="2" style:list-style-name="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Cambria1" style:font-family-asian="Cambria" style:font-family-generic-asian="system" style:font-pitch-asian="variable" style:font-size-asian="13pt" style:font-weight-asian="bold" style:font-name-complex="Cambria1" style:font-family-complex="Cambria" style:font-family-generic-complex="system" style:font-pitch-complex="variable" style:font-size-complex="13pt"/>
    </style:style>
    <style:style style:name="heading_20_30" style:display-name="heading 30" style:family="paragraph" style:parent-style-name="Standard" style:next-style-name="Standard" style:default-outline-level="3" style:list-style-name="">
      <style:paragraph-properties fo:margin-top="0.1945in" fo:margin-bottom="0.0555in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0" style:display-name="heading 40" style:family="paragraph" style:parent-style-name="Standard" style:next-style-name="Standard" style:default-outline-level="4" style:list-style-name="">
      <style:paragraph-properties fo:margin-top="0.1665in" fo:margin-bottom="0.028in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0" style:display-name="heading 50" style:family="paragraph" style:parent-style-name="Standard" style:next-style-name="Standard" style:default-outline-level="5" style:list-style-name="">
      <style:paragraph-properties fo:margin-top="0.1528in" fo:margin-bottom="0.028in" loext:contextual-spacing="false" fo:keep-together="always" fo:keep-with-next="always"/>
      <style:text-properties fo:font-weight="bold" style:font-weight-asian="bold"/>
    </style:style>
    <style:style style:name="heading_20_60" style:display-name="heading 60" style:family="paragraph" style:parent-style-name="Standard" style:next-style-name="Standard" style:default-outline-level="6" style:list-style-name="">
      <style:paragraph-properties fo:margin-top="0.139in" fo:margin-bottom="0.028in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0" style:family="paragraph" style:parent-style-name="Standard" style:next-style-name="Standard" style:default-outline-level="">
      <style:paragraph-properties fo:margin-top="0.3335in" fo:margin-bottom="0.0835in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.25in" fo:margin-bottom="0.0555in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Subtitle0" style:family="paragraph" style:parent-style-name="Standard" style:next-style-name="Standard" style:default-outline-level="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8" style:display-name="ListLabel 3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6" style:display-name="ListLabel 4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7" style:display-name="ListLabel 47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9" style:display-name="ListLabel 4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0" style:display-name="ListLabel 50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2" style:display-name="ListLabel 5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3" style:display-name="ListLabel 53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5" style:display-name="ListLabel 5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6" style:display-name="ListLabel 56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8" style:display-name="ListLabel 5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9" style:display-name="ListLabel 59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1" style:display-name="ListLabel 6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2" style:display-name="ListLabel 6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➢" text:bullet-char="➢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➢" text:bullet-char="➢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Courier New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Courier New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21" style:num-suffix="➢" text:bullet-char="➢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➢" text:bullet-char="➢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Courier New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Courier New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➢" text:bullet-char="➢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Courier New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Courier New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➢" text:bullet-char="➢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"/>
      </text:list-level-style-bullet>
      <text:list-level-style-bullet text:level="3" text:style-name="ListLabel_20_48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Courier New"/>
      </text:list-level-style-bullet>
      <text:list-level-style-bullet text:level="6" text:style-name="ListLabel_20_51" style:num-suffix="▪" text:bullet-char="▪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8" text:style-name="ListLabel_20_53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Courier New"/>
      </text:list-level-style-bullet>
      <text:list-level-style-bullet text:level="9" text:style-name="ListLabel_20_54" style:num-suffix="▪" text:bullet-char="▪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57" style:num-suffix="➢" text:bullet-char="➢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0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6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63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5T16:26:56.204478100</dc:date>
    <meta:generator>LibreOffice/5.1.4.2$Linux_X86_64 LibreOffice_project/10m0$Build-2</meta:generator>
    <meta:editing-duration>PT3M18S</meta:editing-duration>
    <meta:editing-cycles>3</meta:editing-cycles>
    <meta:document-statistic meta:table-count="0" meta:image-count="0" meta:object-count="0" meta:page-count="2" meta:paragraph-count="53" meta:word-count="219" meta:character-count="1476" meta:non-whitespace-character-count="1300"/>
    <meta:user-defined meta:name="AppVersion">00.0001</meta:user-defined>
    <meta:user-defined meta:name="LinksUpToDate" meta:value-type="boolean">false</meta:user-defined>
  </office:meta>
</office:document-meta>
</file>